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22cm"/>
    </style:style>
    <style:style style:name="co2" style:family="table-column">
      <style:table-column-properties fo:break-before="auto" style:column-width="2.951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51cm" fo:break-before="auto" style:use-optimal-row-height="false"/>
    </style:style>
    <style:style style:name="ro3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02cm solid #c0c0c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02cm solid #c0c0c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02cm solid #c0c0c0" style:vertical-align="middle"/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e6e6e6" style:text-align-source="fix" style:repeat-content="false" fo:wrap-option="wrap" fo:border="0.002cm solid #c0c0c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02cm solid #c0c0c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02cm solid #c0c0c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>
            <text:p>Linguagem</text:p>
          </table:table-cell>
          <table:table-cell table:style-name="ce5" office:value-type="string">
            <text:p>Posição Novembro/2009</text:p>
          </table:table-cell>
          <table:table-cell table:style-name="ce5" office:value-type="string">
            <text:p>Posição Novembro/2005</text:p>
          </table:table-cell>
          <table:table-cell table:style-name="ce5" office:value-type="string">
            <text:p>Evolução (posições)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uby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4">
            <text:p>24</text:p>
          </table:table-cell>
          <table:table-cell table:style-name="ce6" table:formula="of:=[.C2]-[.B2]" office:value-type="float" office:value="14">
            <text:p>14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>
            <text:p>PHP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table:formula="of:=[.C3]-[.B3]" office:value-type="float" office:value="1">
            <text:p>1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>
            <text:p>C#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table:formula="of:=[.C4]-[.B4]" office:value-type="float" office:value="1">
            <text:p>1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>
            <text:p>Python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formula="of:=[.C5]-[.B5]" office:value-type="float" office:value="1">
            <text:p>1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>
            <text:p>Java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formula="of:=[.C6]-[.B6]" office:value-type="float" office:value="0">
            <text:p>0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>
            <text:p>C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formula="of:=[.C7]-[.B7]" office:value-type="float" office:value="0">
            <text:p>0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>
            <text:p>(Visual) Basic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7" table:formula="of:=[.C8]-[.B8]" office:value-type="float" office:value="0">
            <text:p>0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>
            <text:p>JavaScript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9">
            <text:p>9</text:p>
          </table:table-cell>
          <table:table-cell table:style-name="ce7" table:formula="of:=[.C9]-[.B9]" office:value-type="float" office:value="0">
            <text:p>0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>
            <text:p>C++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table:formula="of:=[.C10]-[.B10]" office:value-type="float" office:value="-1">
            <text:p>-1</text:p>
          </table:table-cell>
          <table:table-cell table:style-name="ce8" table:number-columns-repeated="1020"/>
        </table:table-row>
        <table:table-row table:style-name="ro2">
          <table:table-cell table:style-name="ce3" office:value-type="string">
            <text:p>Perl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table:formula="of:=[.C11]-[.B11]" office:value-type="float" office:value="-2">
            <text:p>-2</text:p>
          </table:table-cell>
          <table:table-cell table:style-name="ce8"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2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